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A0000013C3C5E7AC4.jpg" manifest:media-type="image/jpeg"/>
  <manifest:file-entry manifest:full-path="Pictures/10000000000003C600000500BA7B2D5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66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5.175cm" svg:x="1cm" svg:y="2.262cm">
          <draw:image xlink:href="Pictures/10000000000003C600000500BA7B2D54.jpg" xlink:type="simple" xlink:show="embed" xlink:actuate="onLoad">
            <text:p/>
          </draw:image>
        </draw:frame>
        <draw:custom-shape draw:style-name="gr2" draw:text-style-name="P2" draw:layer="layout" svg:width="6.55cm" svg:height="1.8cm" svg:x="1.15cm" svg:y="4.6cm">
          <text:p text:style-name="P2"><text:span text:style-name="T1">Worksh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2.54cm" svg:height="8.36cm" svg:x="4.1cm" svg:y="3.4cm">
          <draw:image xlink:href="Pictures/10000000000001DA0000013C3C5E7AC4.jpg" xlink:type="simple" xlink:show="embed" xlink:actuate="onLoad">
            <text:p/>
          </draw:image>
        </draw:frame>
        <draw:custom-shape draw:style-name="gr2" draw:text-style-name="P2" draw:layer="layout" svg:width="6.55cm" svg:height="1.8cm" svg:x="10.2cm" svg:y="10.527cm">
          <text:p text:style-name="P2"><text:span text:style-name="T1">Alqu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2-27T09:21:26.369114138</dc:date>
    <meta:document-statistic meta:object-count="4"/>
    <meta:generator>LibreOffice/4.2.8.2$Linux_x86 LibreOffice_project/420m0$Build-2</meta:generator>
  </office:meta>
</office:document-meta>
</file>